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style:text-underline-type="single" style:text-underline-style="solid" style:text-underline-width="auto" style:text-underline-mode="continuous"/>
    </style:style>
    <style:style style:name="P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6" style:parent-style-name="Normal" style:family="paragraph">
      <style:text-properties fo:font-weight="bold" style:font-weight-asian="bold" style:font-weight-complex="bold" style:text-underline-type="single" style:text-underline-style="solid" style:text-underline-width="auto" style:text-underline-mode="continuous"/>
    </style:style>
  </office:automatic-styles>
  <office:body>
    <office:text text:use-soft-page-breaks="true">
      <text:p text:style-name="P1">Azzrerearae</text:p>
      <text:p text:style-name="Normal"><text:span text:style-name="T2">Introduction</text:span><text:s/>: Cook Master est une entreprise qui souhaite établir un extranet performant et sécurisé pour offrir de nouveaux services accessibles depuis l'extérieur de l'entreprise. Ce document d'infrastructure propose une solution pour déployer cette architecture en prenant en compte les aspects de coût, de sécurité, de maintenance, de disponibilité et d'administration.</text:p>
      <text:p text:style-name="Normal"><text:span text:style-name="T3">Architecture proposée</text:span><text:s/>: Nous proposons d'utiliser deux options d'architecture pour l'extranet de Cook Master : une zone démilitarisée (DMZ) et le déploiement en Cloud. Ces options offrent des avantages spécifiques en termes de sécurité, de flexibilité et de disponibilité des services.</text:p>
      <text:p text:style-name="Normal">Segmentation du réseau et adressage IP : Pour assurer une segmentation adéquate du réseau, nous recommandons la configuration suivante :</text:p>
      <text:p text:style-name="Normal">LAN (Local Area Network)<text:s/>?<text:s/><text:s/>: Ce segment comprend les locaux de Cook Master (Paris 2ème, Paris 3ème, Paris 4ème et Paris 12ème arrondissement) où son activité est établie. Chaque site disposera d'un sous-réseau distinct avec son propre adressage IP. Par exemple :</text:p>
      <text:p text:style-name="Normal"/>
      <text:p text:style-name="Normal">DMZ (Zone démilitarisée) : Ce segment servira de zone tampon entre l'Internet et le réseau interne de Cook Master. Il accueillera les services accessibles depuis l'extérieur de l'entreprise. L'adressage IP pour la DMZ pourrait être le suivant :<text:s/><text:span text:style-name="T4">METTRE UNE IP</text:span><text:s/></text:p>
      <text:p text:style-name="Normal"/>
      <text:p text:style-name="Normal">Connexion WAN (Wide Area Network) : Cette connexion permettra de relier les différents sites de Cook Master entre eux. Chaque site disposera d'un routeur connecté à la WAN pour permettre la communication entre les sites.</text:p>
      <text:p text:style-name="Normal"/>
      <text:p text:style-name="Normal">Équipements et services :</text:p>
      <text:p text:style-name="Normal">Pour le LAN de chaque site, nous recommandons l'utilisation de commutateurs Ethernet pour connecter les équipements du réseau local, tels que les ordinateurs, les imprimantes, etc.</text:p>
      <text:p text:style-name="Normal">Pour la DMZ, nous proposons d'utiliser un pare-feu (firewall) afin de contrôler les accès entrants et sortants vers les services hébergés dans la DMZ.</text:p>
      <text:p text:style-name="Normal">Pour la connexion WAN, chaque site sera équipé d'un routeur compatible avec les protocoles de routage nécessaires pour relier les différents sites.</text:p>
      <text:p text:style-name="Normal">Sécurité :</text:p>
      <text:p text:style-name="Normal">Pour améliorer la sécurité, nous recommandons d'appliquer les mesures suivantes :</text:p>
      <text:p text:style-name="Normal">Configuration d'un pare-feu pour filtrer le trafic entre l'Internet, la DMZ et le réseau interne.</text:p>
      <text:p text:style-name="Normal">Mise en place d'une politique de sécurité pour gérer les accès aux services de l'extranet.</text:p>
      <text:p text:style-name="Normal">Utilisation de protocoles de sécurité tels que HTTPS pour le chiffrement des communications.</text:p>
      <text:p text:style-name="Normal">Mise en œuvre d'une authentification forte pour les utilisateurs accédant aux services de l'extranet.</text:p>
      <text:p text:style-name="Normal"/>
      <text:soft-page-break/>
      <text:p text:style-name="P5">Haute disponibilité des services :</text:p>
      <text:p text:style-name="Normal">Afin d'assurer une haute disponibilité des services de l'extranet, nous recommandons les mesures suivantes :</text:p>
      <text:p text:style-name="Normal">Utiliser des technologies de répartition de charge pour répartir le trafic entre les serveurs hébergeant les services de l'extranet.</text:p>
      <text:p text:style-name="Normal">Mettre en place une architecture redondante avec des serveurs de secours pour minimiser les interruptions de service en cas de défaillance d'un serveur.</text:p>
      <text:p text:style-name="Normal">Configurer des systèmes de surveillance et de notification pour détecter les pannes et les incidents de performance afin d'y réagir rapidement.</text:p>
      <text:p text:style-name="Normal">Prévoir des mécanismes de basculement automatique vers les serveurs de secours en cas de défaillance.</text:p>
      <text:p text:style-name="P6">Mesures de sécurité et tests d'intrusion :</text:p>
      <text:p text:style-name="Normal">Pour renforcer la sécurité de l'extranet, nous suggérons les actions suivantes :</text:p>
      <text:p text:style-name="Normal">Mettre en place des mécanismes de détection d'intrusion pour surveiller les tentatives d'accès non autorisées et réagir en conséquence.</text:p>
      <text:p text:style-name="Normal">Effectuer des tests d'intrusion réguliers pour identifier les vulnérabilités potentielles et prendre les mesures appropriées pour les corriger.</text:p>
      <text:p text:style-name="Normal">Mettre en œuvre une politique de gestion des correctifs pour garantir que les systèmes et les logiciels utilisés sont régulièrement mis à jour avec les derniers correctifs de sécurité.</text:p>
      <text:p text:style-name="Normal">Sensibiliser les utilisateurs et le personnel à la sécurité de l'extranet à travers des formations et des politiques de sécurité internes.</text:p>
      <text:p text:style-name="Normal">Coût, maintenance, administration :</text:p>
      <text:p text:style-name="Normal">Les coûts, la maintenance et l'administration de l'infrastructure de l'extranet doivent être pris en compte. Voici quelques éléments à considérer :</text:p>
      <text:p text:style-name="Normal">Estimer les coûts initiaux liés à l'acquisition de matériel, de logiciels, de licences, ainsi qu'à la configuration et au déploiement de l'infrastructure.</text:p>
      <text:p text:style-name="Normal">Prévoir les coûts récurrents tels que les frais d'hébergement, les licences logicielles, la bande passante Internet, la maintenance matérielle, etc.</text:p>
      <text:p text:style-name="Normal">Établir un plan de maintenance régulière pour assurer le bon fonctionnement de l'infrastructure, y compris la surveillance, les mises à jour, les correctifs, etc.</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yan Hadjadj</meta:initial-creator>
    <dc:creator>Ryan Hadjadj</dc:creator>
    <meta:creation-date>2023-05-12T11:02:00Z</meta:creation-date>
    <dc:date>2023-05-12T11:06:00Z</dc:date>
    <meta:template xlink:href="Normal" xlink:type="simple"/>
    <meta:editing-cycles>1</meta:editing-cycles>
    <meta:editing-duration>PT240S</meta:editing-duration>
    <meta:document-statistic meta:page-count="2" meta:paragraph-count="9" meta:word-count="707" meta:character-count="4590" meta:row-count="32" meta:non-whitespace-character-count="3892"/>
  </office:meta>
</office:document-meta>
</file>